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7.32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0.948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style:line-height-at-least="0.376cm" style:text-autospace="none"/>
      <style:text-properties fo:font-family="Helvetica" style:font-family-generic="swiss" fo:font-size="12pt" fo:font-weight="bold" style:font-family-asian="Helvetica" style:font-family-generic-asian="swiss" style:font-size-asian="12pt" style:font-weight-asian="bold" style:font-family-complex="Helvetica" style:font-family-generic-complex="swiss" style:font-size-complex="6.80000019073486pt" style:font-weight-complex="bold"/>
    </style:style>
    <style:style style:name="P2" style:family="paragraph">
      <style:paragraph-properties style:line-height-at-least="0.376cm" style:text-autospace="none"/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3" style:family="paragraph">
      <style:paragraph-properties fo:margin-top="0cm" fo:margin-bottom="0.268cm" style:line-height-at-least="0.376cm" style:text-autospace="none"/>
      <style:text-properties fo:font-family="Helvetica" style:font-family-generic="swiss" fo:font-size="13pt" fo:font-weight="bold" style:font-family-asian="Helvetica" style:font-family-generic-asian="swiss" style:font-size-asian="13pt" style:font-weight-asian="bold" style:font-family-complex="Helvetica" style:font-family-generic-complex="swiss" style:font-size-complex="7.40000009536743pt" style:font-weight-complex="bold"/>
    </style:style>
    <style:style style:name="P4" style:family="paragraph">
      <style:paragraph-properties fo:margin-top="0cm" fo:margin-bottom="0.268cm" style:line-height-at-least="0.376cm" style:text-autospace="none"/>
      <style:text-properties fo:font-family="Helvetica" style:font-family-generic="swiss" fo:font-size="13pt" style:font-family-asian="Helvetica" style:font-family-generic-asian="swiss" style:font-size-asian="13pt" style:font-family-complex="Helvetica" style:font-family-generic-complex="swiss" style:font-size-complex="7.40000009536743pt"/>
    </style:style>
    <style:style style:name="P5" style:family="paragraph">
      <style:paragraph-properties fo:margin-top="0cm" fo:margin-bottom="0.403cm" style:line-height-at-least="0.403cm" style:text-autospace="none"/>
      <style:text-properties fo:font-family="Helvetica" style:font-family-generic="swiss" fo:font-size="13pt" fo:font-weight="bold" style:font-family-asian="Helvetica" style:font-family-generic-asian="swiss" style:font-size-asian="13pt" style:font-weight-asian="bold" style:font-family-complex="Helvetica" style:font-family-generic-complex="swiss" style:font-size-complex="7.40000009536743pt" style:font-weight-complex="bold"/>
    </style:style>
    <style:style style:name="P6" style:family="paragraph">
      <style:paragraph-properties style:line-height-at-least="0.376cm" style:text-autospace="none"/>
    </style:style>
    <style:style style:name="P7" style:family="paragraph">
      <style:paragraph-properties fo:margin-top="0cm" fo:margin-bottom="0.268cm" style:line-height-at-least="0.376cm" style:text-autospace="none"/>
    </style:style>
    <style:style style:name="P8" style:family="paragraph">
      <style:paragraph-properties fo:margin-top="0cm" fo:margin-bottom="0.268cm" style:line-height-at-least="0.376cm" style:text-autospace="none"/>
      <style:text-properties fo:font-family="Helvetica" style:font-family-generic="swiss" fo:font-size="12pt" fo:font-weight="bold" style:font-family-asian="Helvetica" style:font-family-generic-asian="swiss" style:font-size-asian="12pt" style:font-weight-asian="bold" style:font-family-complex="Helvetica" style:font-family-generic-complex="swiss" style:font-size-complex="6.80000019073486pt" style:font-weight-complex="bold"/>
    </style:style>
    <style:style style:name="P9" style:family="paragraph">
      <style:paragraph-properties fo:margin-top="0cm" fo:margin-bottom="0.268cm" style:line-height-at-least="0.376cm" style:text-autospace="none"/>
      <style:text-properties fo:font-family="Helvetica" style:font-family-generic="swiss" fo:font-size="12pt" fo:font-style="italic" style:font-family-asian="Helvetica" style:font-family-generic-asian="swiss" style:font-size-asian="12pt" style:font-style-asian="italic" style:font-family-complex="Helvetica" style:font-family-generic-complex="swiss" style:font-size-complex="6.80000019073486pt" style:font-style-complex="italic"/>
    </style:style>
    <style:style style:name="P10" style:family="paragraph">
      <style:paragraph-properties fo:margin-top="0cm" fo:margin-bottom="0.268cm" style:line-height-at-least="0.376cm" style:text-autospace="none"/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1" style:family="text">
      <style:text-properties fo:font-family="Helvetica" style:font-family-generic="swiss" fo:font-size="12pt" fo:font-weight="bold" style:font-family-asian="Helvetica" style:font-family-generic-asian="swiss" style:font-size-asian="12pt" style:font-weight-asian="bold" style:font-family-complex="Helvetica" style:font-family-generic-complex="swiss" style:font-size-complex="6.80000019073486pt" style:font-weight-complex="bold"/>
    </style:style>
    <style:style style:name="T2" style:family="text"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3" style:family="text">
      <style:text-properties fo:font-family="Helvetica" style:font-family-generic="swiss" fo:font-size="13pt" style:font-family-asian="Helvetica" style:font-family-generic-asian="swiss" style:font-size-asian="13pt" style:font-family-complex="Helvetica" style:font-family-generic-complex="swiss" style:font-size-complex="7.40000009536743pt"/>
    </style:style>
    <style:style style:name="T4" style:family="text">
      <style:text-properties fo:font-family="Helvetica" style:font-family-generic="swiss" fo:font-size="13pt" fo:font-weight="bold" style:font-family-asian="Helvetica" style:font-family-generic-asian="swiss" style:font-size-asian="13pt" style:font-weight-asian="bold" style:font-family-complex="Helvetica" style:font-family-generic-complex="swiss" style:font-size-complex="7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draw:style-name="standard" draw:layer="layout" svg:width="15.239cm" svg:height="198.686cm" svg:x="10.854cm" svg:y="-72.6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WeServeEveryone Clinic</text:p>
              </table:table-cell>
              <table:table-cell>
                <text:p text:style-name="P2"> </text:p>
              </table:table-cell>
              <table:table-cell/>
            </table:table-row>
            <table:table-row table:style-name="ro2" table:default-cell-style-name="ce1">
              <table:table-cell>
                <text:p text:style-name="P2">1111 First Street California</text:p>
                <text:p text:style-name="P2">111-111-11111   Fax: 111-111-1111</text:p>
              </table:table-cell>
              <table:table-cell>
                <text:p text:style-name="P2">Chart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3">Monica Smith</text:p>
                <text:p text:style-name="P2">Home: 444-444-4444</text:p>
                <text:p text:style-name="P2">Female  DOB: 04/04/1950</text:p>
              </table:table-cell>
              <table:table-cell>
                <text:p text:style-name="P2">0000-44444</text:p>
              </table:table-cell>
              <table:table-cell>
                <text:p text:style-name="P2">Ins: Commercial 8927</text:p>
              </table:table-cell>
            </table:table-row>
            <table:table-row table:style-name="ro2" table:default-cell-style-name="ce1">
              <table:table-cell>
                <text:p text:style-name="P4">                                                     </text:p>
                <text:p text:style-name="P5">Patient Information</text:p>
                <text:p text:style-name="P6"><text:span text:style-name="T1">Name:</text:span><text:span text:style-name="T2"> Monica Smith</text:span></text:p>
              </table:table-cell>
              <table:table-cell>
                <text:p text:style-name="P6"><text:span text:style-name="T1">Home Phone:</text:span><text:span text:style-name="T2"> 0904342323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Address: </text:span><text:span text:style-name="T2">4444 Olin Ave</text:span></text:p>
                <text:p text:style-name="P2">                San Jose, California</text:p>
              </table:table-cell>
              <table:table-cell>
                <text:p text:style-name="P1">Office Phone: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Patient ID:</text:span><text:span text:style-name="T2"> 0000-44444</text:span></text:p>
              </table:table-cell>
              <table:table-cell>
                <text:p text:style-name="P1">Fax:+44-208-12-4434367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Birth Date</text:span><text:span text:style-name="T2">: 04/04/1950</text:span></text:p>
              </table:table-cell>
              <table:table-cell>
                <text:p text:style-name="P6"><text:span text:style-name="T1">Status: </text:span><text:span text:style-name="T2">Activ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Gender:</text:span><text:span text:style-name="T2"> Female</text:span></text:p>
              </table:table-cell>
              <table:table-cell>
                <text:p text:style-name="P6"><text:span text:style-name="T1">Marital Status:</text:span><text:span text:style-name="T2"> Divorced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Contact By:</text:span><text:span text:style-name="T2"> Phone</text:span></text:p>
              </table:table-cell>
              <table:table-cell>
                <text:p text:style-name="P6"><text:span text:style-name="T1">Race:</text:span><text:span text:style-name="T2"> Black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Soc Sec No:</text:span><text:span text:style-name="T2"> 432-488-8315</text:span></text:p>
              </table:table-cell>
              <table:table-cell>
                <text:p text:style-name="P6"><text:span text:style-name="T1">Language:</text:span><text:span text:style-name="T2"> English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Resp Prov:</text:span><text:span text:style-name="T2"> Carl Savem</text:span></text:p>
              </table:table-cell>
              <table:table-cell>
                <text:p text:style-name="P6"><text:span text:style-name="T1">MRN:</text:span><text:span text:style-name="T2"> MR-111-1111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Referred by:</text:p>
              </table:table-cell>
              <table:table-cell>
                <text:p text:style-name="P6"><text:span text:style-name="T1">Emp. Status:</text:span><text:span text:style-name="T2"> Full-time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Email:monicacarl@ymail.com</text:p>
              </table:table-cell>
              <table:table-cell>
                <text:p text:style-name="P6"><text:span text:style-name="T1">Sens Chart:</text:span><text:span text:style-name="T2"> No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6"><text:span text:style-name="T1">Home LOC:</text:span><text:span text:style-name="T2">WeServeEveryone</text:span></text:p>
              </table:table-cell>
              <table:table-cell>
                <text:p text:style-name="P6"><text:span text:style-name="T1">External ID:</text:span><text:span text:style-name="T2"> MR-111-1111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5">Problems</text:p>
                <text:p text:style-name="P7"><text:span text:style-name="T3">DIABETES MELLITUS (ICD-250.) HYPERTENSION, BENIGN ESSENTIAL (ICD-401.1)</text:span></text:p>
                <text:p text:style-name="P5">Medications</text:p>
                <text:p text:style-name="P7"><text:span text:style-name="T3">PRINIVIL TABS 20 MG (LISINOPRIL) 1 po qd Last Refill: #30 x 2 : Carl Savem MD (08/27/2010) HUMULIN INJ 70/30 (INSULIN REG &amp; ISOPHANE (HUMAN)) 20 units ac breakfast Last Refill: #600 u x 0 : Carl Savem MD (08/27/2010)</text:span></text:p>
                <text:p text:style-name="P5">Directives</text:p>
                <text:p text:style-name="P3">Allergies and Adverse Reactions (! = critical)</text:p>
                <text:p text:style-name="P3">Services Due</text:p>
                <text:p text:style-name="P4">FLU VAX, PNEUMOVAX, MICROALB URN</text:p>
                <text:p text:style-name="P7"><text:span text:style-name="T4">3/18/2011 - Office Visit: F/u Diabetes Provider: Carl Savem MD Location of Care: WeServeEveryone Clinic</text:span></text:p>
                <text:p text:style-name="P3">OFFICE VISIT</text:p>
                <text:p text:style-name="P7"><text:span text:style-name="T4">History of Present Illness </text:span><text:span text:style-name="T3"> </text:span><text:span text:style-name="T4">Reason for visit:</text:span><text:span text:style-name="T3"> Routine follow up  </text:span><text:span text:style-name="T4">Chief Complaint:</text:span><text:span text:style-name="T3"> No complaints</text:span></text:p>
                <text:p text:style-name="P3">History</text:p>
                <text:p text:style-name="P7"><text:span text:style-name="T4">Diabetes Management </text:span><text:span text:style-name="T3"> </text:span><text:span text:style-name="T4">Hyperglycemic Symptoms </text:span><text:span text:style-name="T3"> </text:span><text:span text:style-name="T4">Polyuria:</text:span><text:span text:style-name="T3"> no </text:span><text:span text:style-name="T4">Polydipsia</text:span><text:span text:style-name="T3">: no </text:span><text:span text:style-name="T4">Blurred vision:</text:span><text:span text:style-name="T3"> no</text:span></text:p>
                <text:p text:style-name="P7"><text:span text:style-name="T4">Sympathomimetic Symptoms </text:span><text:span text:style-name="T3"> </text:span><text:span text:style-name="T4">Diaphoresis:</text:span><text:span text:style-name="T3"> no </text:span><text:span text:style-name="T4">Agitation:</text:span><text:span text:style-name="T3"> no </text:span><text:span text:style-name="T4">Tremor:</text:span><text:span text:style-name="T3"> no </text:span><text:span text:style-name="T4">Palpitations:</text:span><text:span text:style-name="T3"> no </text:span><text:span text:style-name="T4">Insomnia:</text:span><text:span text:style-name="T3"> no</text:span></text:p>
                <text:p text:style-name="P7"><text:span text:style-name="T4">Neuroglycopenic Symptoms </text:span><text:span text:style-name="T3"> </text:span><text:span text:style-name="T4">Confusion:</text:span><text:span text:style-name="T3"> no </text:span><text:span text:style-name="T4">Lethargy:</text:span><text:span text:style-name="T3"> no </text:span><text:span text:style-name="T4">Somnolence:</text:span><text:span text:style-name="T3"> no </text:span><text:span text:style-name="T4">Amnesia:</text:span><text:span text:style-name="T3"> no </text:span><text:span text:style-name="T4">Stupor:</text:span><text:span text:style-name="T3"> no </text:span><text:span text:style-name="T4">Seizures:</text:span><text:span text:style-name="T3"> no</text:span></text:p>
                <text:p text:style-name="P5">Review of Systems</text:p>
                <text:p text:style-name="P7"><text:span text:style-name="T4">General:</text:span><text:span text:style-name="T3"> denies fatigue, malaise, fever, weight loss </text:span><text:span text:style-name="T4">Eyes:</text:span><text:span text:style-name="T3"> denies blurring, diplopia, irritation, discharge </text:span><text:span text:style-name="T4">Ear/Nose/Throat:</text:span><text:span text:style-name="T3"> denies ear pain or discharge, nasal obstruction or discharge, sore throat </text:span><text:span text:style-name="T4">Cardiovascular:</text:span><text:span text:style-name="T3"> denies chest pain, palpitations, paroxysmal nocturnal dyspnea, orthopnea, edema Respiratory: denies coughing, wheezing, dyspnea, hemoptysis </text:span><text:span text:style-name="T4">Gastrointestinal:</text:span><text:span text:style-name="T3"> denies abdominal pain, dysphagia, nausea, vomiting, diarrhea, constipation </text:span><text:span text:style-name="T4">Genitourinary:</text:span><text:span text:style-name="T3"> denies hematuria, frequency, urgency, dysuria, discharge, impotence, incontinence </text:span><text:span text:style-name="T4">Musculoskeletal:</text:span><text:span text:style-name="T3"> denies back pain, joint swelling, joint stiffness, joint pain </text:span><text:span text:style-name="T4">Skin:</text:span><text:span text:style-name="T3"> denies rashes, itching, lumps, sores, lesions, color change </text:span><text:span text:style-name="T4">Neurologic</text:span><text:span text:style-name="T3">: denies syncope, seizures, transient paralysis, weakness, paresthesias </text:span><text:span text:style-name="T4">Psychiatric</text:span><text:span text:style-name="T3">: denies depression, anxiety, mental disturbance, difficulty sleeping, suicidal ideation, hallucinations, paranoia </text:span><text:span text:style-name="T4">Endocrine: denies polyuria, polydipsia, polyphagia, weight change, heat or cold intolerance Heme/Lymphatic:</text:span><text:span text:style-name="T3"> denies easy or excessive bruising, history of blood transfusions, anemia, bleeding disorders, adenopathy, chills, sweats </text:span><text:span text:style-name="T4">Allergic/Immunologic:</text:span><text:span text:style-name="T3"> denies urticaria, hay fever, frequent UTIs; denies HIV high risk behaviors</text:span></text:p>
                <text:p text:style-name="P5">Vital Signs</text:p>
                <text:p text:style-name="P8">WeServeEveryone Clinic</text:p>
              </table:table-cell>
              <table:table-cell>
                <text:p text:style-name="P9">March 24, 2011</text:p>
              </table:table-cell>
              <table:table-cell/>
            </table:table-row>
            <table:table-row table:style-name="ro2" table:default-cell-style-name="ce1">
              <table:table-cell>
                <text:p text:style-name="P10">1111 First Street California</text:p>
                <text:p text:style-name="P10">111-111-11111   Fax: 111-111-1111</text:p>
              </table:table-cell>
              <table:table-cell>
                <text:p text:style-name="P10">Page 2</text:p>
                <text:p text:style-name="P10">Chart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7"><text:span text:style-name="T3">Ht: </text:span><text:span text:style-name="T4">64 in.</text:span><text:span text:style-name="T3"> Wt: </text:span><text:span text:style-name="T4">140 lbs.</text:span><text:span text:style-name="T3">T: </text:span><text:span text:style-name="T4">98.0</text:span><text:span text:style-name="T3"> degF. T site: </text:span><text:span text:style-name="T4">oral</text:span><text:span text:style-name="T3"> P: </text:span><text:span text:style-name="T4">72</text:span><text:span text:style-name="T3"> Rhythm: </text:span><text:span text:style-name="T4">regular</text:span><text:span text:style-name="T3"> R: </text:span><text:span text:style-name="T4">16</text:span><text:span text:style-name="T3"> BP: </text:span><text:span text:style-name="T4">158/90</text:span></text:p>
                <text:p text:style-name="P5">Physical Exam</text:p>
                <text:p text:style-name="P7"><text:span text:style-name="T4">General Appearance:</text:span><text:span text:style-name="T3"> well developed, well nourished, no acute distress </text:span><text:span text:style-name="T4">Eyes:</text:span><text:span text:style-name="T3"> conjunctiva and lids normal, PERRLA, EOMI, fundi WNL </text:span><text:span text:style-name="T4">Ears, Nose, Mouth, Throat:</text:span><text:span text:style-name="T3"> TM clear, nares clear, oral exam WNL </text:span><text:span text:style-name="T4">Respiratory:</text:span><text:span text:style-name="T3"> clear to auscultation and percussion, respiratory effort normal </text:span><text:span text:style-name="T4">Cardiovascular:</text:span><text:span text:style-name="T3"> regular rate and rhythm, S1-S2, no murmur, rub or gallop, no bruits, peripheral pulses normal and symmetric, no cyanosis, clubbing, edema or varicosities </text:span><text:span text:style-name="T4">Skin:</text:span><text:span text:style-name="T3"> clear, good turgor, color WNL, no rashes, lesions, or ulcerations</text:span></text:p>
                <text:p text:style-name="P7"><text:span text:style-name="T4">Problems (including changes):</text:span><text:span text:style-name="T3"> Blood pressure is lower. Feet are inspected and there are no callouses, no compromised skin. No vision complaints.</text:span></text:p>
                <text:p text:style-name="P7"><text:span text:style-name="T4">Impression:</text:span><text:span text:style-name="T3"> Sub optimal sugar, control with retinopathy and neuropathy, high glucometer readings. Will work harder on diet. Will increase insulin by 2 units.</text:span></text:p>
                <text:p text:style-name="P7"><text:span text:style-name="T4">Home Glucose Monitoring:</text:span><text:span text:style-name="T3"> AC breakfast 110 to 220 AC breakfast mean 142 AC dinner 100 to 250 AC dinner mean 120</text:span></text:p>
                <text:p text:style-name="P5">Plan</text:p>
                <text:p text:style-name="P7"><text:span text:style-name="T4">Medications:</text:span><text:span text:style-name="T3"> HUMULIN INJ 70/30 20 u ac breakfast</text:span></text:p>
                <text:p text:style-name="P4">PRINIVIL TABS 20 MG 1 qd</text:p>
                <text:p text:style-name="P7"><text:span text:style-name="T4">Treatment:</text:span><text:span text:style-name="T3"> Will have annual foot exam at next visit.</text:span></text:p>
                <text:p text:style-name="P5">Orders:</text:p>
                <text:p text:style-name="P7"><text:span text:style-name="T3">UA Metabolic Panel</text:span></text:p>
                <text:p text:style-name="P7"><text:span text:style-name="T4">Education/Counseling (time):</text:span><text:span text:style-name="T3"> 5 minutes</text:span></text:p>
                <text:p text:style-name="P7"><text:span text:style-name="T4">Coordination of Care (time):</text:span><text:span text:style-name="T3"> 20 minutes</text:span></text:p>
                <text:p text:style-name="P7"><text:span text:style-name="T4">Follow-up/Return Visit:</text:span><text:span text:style-name="T3"> 3 months</text:span></text:p>
                <text:p text:style-name="P7"><text:span text:style-name="T4">Disposition:</text:span><text:span text:style-name="T3"> return to clinic</text:span></text:p>
                <text:p text:style-name="P8">WeServeEveryone Clinic</text:p>
              </table:table-cell>
              <table:table-cell>
                <text:p text:style-name="P9">March 24, 2011</text:p>
              </table:table-cell>
              <table:table-cell/>
            </table:table-row>
            <table:table-row table:style-name="ro2" table:default-cell-style-name="ce1">
              <table:table-cell>
                <text:p text:style-name="P10">1111 First Street California</text:p>
                <text:p text:style-name="P10">111-111-11111   Fax: 111-111-1111</text:p>
              </table:table-cell>
              <table:table-cell>
                <text:p text:style-name="P10">Page 2</text:p>
                <text:p text:style-name="P10">Chart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3">03/18/2011 - Lab Report: Metabolic Panel Provider: Carl Savem MD</text:p>
                <text:p text:style-name="P3">Tests:</text:p>
                <text:p text:style-name="P4">(1) Metabolic Panel(ML-03CHEM)</text:p>
                <text:p text:style-name="P10">ALK PHOS</text:p>
              </table:table-cell>
              <table:table-cell>
                <text:p text:style-name="P10">72</text:p>
              </table:table-cell>
              <table:table-cell>
                <text:p text:style-name="P10">35-100</text:p>
              </table:table-cell>
            </table:table-row>
            <table:table-row table:style-name="ro2" table:default-cell-style-name="ce1">
              <table:table-cell>
                <text:p text:style-name="P10">BG  RANDOM</text:p>
              </table:table-cell>
              <table:table-cell>
                <text:p text:style-name="P10">125  mg/dl</text:p>
              </table:table-cell>
              <table:table-cell>
                <text:p text:style-name="P10">70-125</text:p>
              </table:table-cell>
            </table:table-row>
            <table:table-row table:style-name="ro2" table:default-cell-style-name="ce1">
              <table:table-cell>
                <text:p text:style-name="P10">BUN</text:p>
              </table:table-cell>
              <table:table-cell>
                <text:p text:style-name="P10">16  mg/dl</text:p>
              </table:table-cell>
              <table:table-cell>
                <text:p text:style-name="P10">7-25</text:p>
              </table:table-cell>
            </table:table-row>
            <table:table-row table:style-name="ro2" table:default-cell-style-name="ce1">
              <table:table-cell>
                <text:p text:style-name="P10">CALCIUM </text:p>
              </table:table-cell>
              <table:table-cell>
                <text:p text:style-name="P10">9.6  mg/dl</text:p>
              </table:table-cell>
              <table:table-cell>
                <text:p text:style-name="P10">8.2-10.2</text:p>
              </table:table-cell>
            </table:table-row>
            <table:table-row table:style-name="ro2" table:default-cell-style-name="ce1">
              <table:table-cell>
                <text:p text:style-name="P10">CHLORIDE  </text:p>
              </table:table-cell>
              <table:table-cell>
                <text:p text:style-name="P10">101  mmol/l </text:p>
              </table:table-cell>
              <table:table-cell>
                <text:p text:style-name="P10">96-109</text:p>
              </table:table-cell>
            </table:table-row>
            <table:table-row table:style-name="ro2" table:default-cell-style-name="ce1">
              <table:table-cell>
                <text:p text:style-name="P10">CO2</text:p>
              </table:table-cell>
              <table:table-cell>
                <text:p text:style-name="P10">27  mmol/l </text:p>
              </table:table-cell>
              <table:table-cell>
                <text:p text:style-name="P10">23-29</text:p>
              </table:table-cell>
            </table:table-row>
            <table:table-row table:style-name="ro2" table:default-cell-style-name="ce1">
              <table:table-cell>
                <text:p text:style-name="P10">CREATININE </text:p>
              </table:table-cell>
              <table:table-cell>
                <text:p text:style-name="P10">0.7  mg/dl   </text:p>
              </table:table-cell>
              <table:table-cell>
                <text:p text:style-name="P10">0.6-1.2</text:p>
              </table:table-cell>
            </table:table-row>
            <table:table-row table:style-name="ro2" table:default-cell-style-name="ce1">
              <table:table-cell>
                <text:p text:style-name="P10">PO4 </text:p>
              </table:table-cell>
              <table:table-cell>
                <text:p text:style-name="P10">2.9  mg/dl </text:p>
              </table:table-cell>
              <table:table-cell>
                <text:p text:style-name="P10">2.5-4.5</text:p>
              </table:table-cell>
            </table:table-row>
            <table:table-row table:style-name="ro2" table:default-cell-style-name="ce1">
              <table:table-cell>
                <text:p text:style-name="P10">POTASSIUM </text:p>
              </table:table-cell>
              <table:table-cell>
                <text:p text:style-name="P10">4.5  mmol/l </text:p>
              </table:table-cell>
              <table:table-cell>
                <text:p text:style-name="P10">3.5-5.3</text:p>
              </table:table-cell>
            </table:table-row>
            <table:table-row table:style-name="ro2" table:default-cell-style-name="ce1">
              <table:table-cell>
                <text:p text:style-name="P10">SGOT  (AST) </text:p>
              </table:table-cell>
              <table:table-cell>
                <text:p text:style-name="P10">31  U/L  </text:p>
              </table:table-cell>
              <table:table-cell>
                <text:p text:style-name="P10">0-40</text:p>
              </table:table-cell>
            </table:table-row>
            <table:table-row table:style-name="ro2" table:default-cell-style-name="ce1">
              <table:table-cell>
                <text:p text:style-name="P10">BILI  TOTAL</text:p>
              </table:table-cell>
              <table:table-cell>
                <text:p text:style-name="P10">0.7  mg/dl</text:p>
              </table:table-cell>
              <table:table-cell>
                <text:p text:style-name="P10">0.0-1.3</text:p>
              </table:table-cell>
            </table:table-row>
            <table:table-row table:style-name="ro2" table:default-cell-style-name="ce1">
              <table:table-cell>
                <text:p text:style-name="P10">URIC  ACID  </text:p>
              </table:table-cell>
              <table:table-cell>
                <text:p text:style-name="P10">4.8  mg/dl</text:p>
              </table:table-cell>
              <table:table-cell>
                <text:p text:style-name="P10">3.4-7.0</text:p>
              </table:table-cell>
            </table:table-row>
            <table:table-row table:style-name="ro2" table:default-cell-style-name="ce1">
              <table:table-cell>
                <text:p text:style-name="P10">LDH,  TOTAL    </text:p>
              </table:table-cell>
              <table:table-cell>
                <text:p text:style-name="P10">136  IU/L  </text:p>
              </table:table-cell>
              <table:table-cell>
                <text:p text:style-name="P10">0-200</text:p>
              </table:table-cell>
            </table:table-row>
            <table:table-row table:style-name="ro2" table:default-cell-style-name="ce1">
              <table:table-cell>
                <text:p text:style-name="P10">SODIUM</text:p>
              </table:table-cell>
              <table:table-cell>
                <text:p text:style-name="P10">135  mmol/l</text:p>
              </table:table-cell>
              <table:table-cell>
                <text:p text:style-name="P10">135-145</text:p>
              </table:table-cell>
            </table:table-row>
            <table:table-row table:style-name="ro2" table:default-cell-style-name="ce1">
              <table:table-cell>
                <text:p text:style-name="P4"> </text:p>
                <text:p text:style-name="P7"><text:span text:style-name="T3">(2) HbA1c Test HbA1c level 6.0% (3) Lipid Profile Cholesterol, Total   210 mg/dl Triglycerides           236 mg/dl HDL Cholesterol    36 LDL Cholesterol     107 </text:span></text:p>
                <text:p text:style-name="P8">WeServeEveryone Clinic</text:p>
              </table:table-cell>
              <table:table-cell>
                <text:p text:style-name="P9">March 24, 2011</text:p>
              </table:table-cell>
              <table:table-cell/>
            </table:table-row>
            <table:table-row table:style-name="ro2" table:default-cell-style-name="ce1">
              <table:table-cell>
                <text:p text:style-name="P10">1111 First Street California</text:p>
                <text:p text:style-name="P10">111-111-11111   Fax: 111-111-1111</text:p>
              </table:table-cell>
              <table:table-cell>
                <text:p text:style-name="P10">Page 2</text:p>
                <text:p text:style-name="P10">Chart Summary</text:p>
              </table:table-cell>
              <table:table-cell/>
            </table:table-row>
            <table:table-row table:style-name="ro2" table:default-cell-style-name="ce1">
              <table:table-cell>
                <text:p text:style-name="P4">Female  DOB: 04/04/1950                      0000-44444                          Ins: Commercial xxxxx</text:p>
                <text:p text:style-name="P10"> </text:p>
              </table:table-cell>
              <table:table-cell>
                <text:p text:style-name="P8">Date 03/18/2011</text:p>
              </table:table-cell>
              <table:table-cell/>
            </table:table-row>
            <table:table-row table:style-name="ro2" table:default-cell-style-name="ce1">
              <table:table-cell>
                <text:p text:style-name="P10">HEIGHT (in)</text:p>
              </table:table-cell>
              <table:table-cell>
                <text:p text:style-name="P10">64</text:p>
              </table:table-cell>
              <table:table-cell/>
            </table:table-row>
            <table:table-row table:style-name="ro2" table:default-cell-style-name="ce1">
              <table:table-cell>
                <text:p text:style-name="P10">WEIGHT (lb)</text:p>
              </table:table-cell>
              <table:table-cell>
                <text:p text:style-name="P10">140</text:p>
              </table:table-cell>
              <table:table-cell/>
            </table:table-row>
            <table:table-row table:style-name="ro2" table:default-cell-style-name="ce1">
              <table:table-cell>
                <text:p text:style-name="P10">TEMPERATURE (deg F)</text:p>
              </table:table-cell>
              <table:table-cell>
                <text:p text:style-name="P10">98</text:p>
              </table:table-cell>
              <table:table-cell/>
            </table:table-row>
            <table:table-row table:style-name="ro2" table:default-cell-style-name="ce1">
              <table:table-cell>
                <text:p text:style-name="P10">TEMP SITE</text:p>
              </table:table-cell>
              <table:table-cell>
                <text:p text:style-name="P10">oral</text:p>
              </table:table-cell>
              <table:table-cell/>
            </table:table-row>
            <table:table-row table:style-name="ro2" table:default-cell-style-name="ce1">
              <table:table-cell>
                <text:p text:style-name="P10">PULSE RATE (/min)</text:p>
              </table:table-cell>
              <table:table-cell>
                <text:p text:style-name="P10">72</text:p>
              </table:table-cell>
              <table:table-cell/>
            </table:table-row>
            <table:table-row table:style-name="ro2" table:default-cell-style-name="ce1">
              <table:table-cell>
                <text:p text:style-name="P10">PULSE RHYTHM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RESP RATE (/min)</text:p>
              </table:table-cell>
              <table:table-cell>
                <text:p text:style-name="P10">16</text:p>
              </table:table-cell>
              <table:table-cell/>
            </table:table-row>
            <table:table-row table:style-name="ro2" table:default-cell-style-name="ce1">
              <table:table-cell>
                <text:p text:style-name="P10">BP SYSTOLIC (mm Hg)</text:p>
              </table:table-cell>
              <table:table-cell>
                <text:p text:style-name="P10">158</text:p>
              </table:table-cell>
              <table:table-cell/>
            </table:table-row>
            <table:table-row table:style-name="ro2" table:default-cell-style-name="ce1">
              <table:table-cell>
                <text:p text:style-name="P10">BP DIASTOLIC (mm Hg)</text:p>
              </table:table-cell>
              <table:table-cell>
                <text:p text:style-name="P10">90</text:p>
              </table:table-cell>
              <table:table-cell/>
            </table:table-row>
            <table:table-row table:style-name="ro2" table:default-cell-style-name="ce1">
              <table:table-cell>
                <text:p text:style-name="P10">CHOLESTEROL (mg/dL)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HDL (mg/dL)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LDL (mg/dL)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BG RANDOM (mg/dL)</text:p>
              </table:table-cell>
              <table:table-cell>
                <text:p text:style-name="P10">125</text:p>
              </table:table-cell>
              <table:table-cell/>
            </table:table-row>
            <table:table-row table:style-name="ro2" table:default-cell-style-name="ce1">
              <table:table-cell>
                <text:p text:style-name="P10">CXR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EKG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PAP SMEAR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BREAST EXAM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MAMMOGRAM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HEMOCCULT</text:p>
              </table:table-cell>
              <table:table-cell>
                <text:p text:style-name="P10">neg</text:p>
              </table:table-cell>
              <table:table-cell/>
            </table:table-row>
            <table:table-row table:style-name="ro2" table:default-cell-style-name="ce1">
              <table:table-cell>
                <text:p text:style-name="P10">FLU VAX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PNEUMOVAX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TD BOOSTER</text:p>
              </table:table-cell>
              <table:table-cell>
                <text:p text:style-name="P10">0.5 ml g</text:p>
              </table:table-cell>
              <table:table-cell/>
            </table:table-row>
            <table:table-row table:style-name="ro2" table:default-cell-style-name="ce1">
              <table:table-cell>
                <text:p text:style-name="P10">Foot Exam</text:p>
              </table:table-cell>
              <table:table-cell>
                <text:p text:style-name="P10"> </text:p>
              </table:table-cell>
              <table:table-cell/>
            </table:table-row>
            <table:table-row table:style-name="ro2" table:default-cell-style-name="ce1">
              <table:table-cell>
                <text:p text:style-name="P10">Eye Exam</text:p>
              </table:table-cell>
              <table:table-cell>
                <text:p text:style-name="P10">Complet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fo:font-family="'Helvetica Neue'" style:font-pitch="variable" fo:color="#000000" fo:font-size="100%"/>
          </text:list-level-style-bullet>
          <text:list-level-style-bullet text:level="3" text:bullet-char="•">
            <style:list-level-properties text:space-before="1.27cm"/>
            <style:text-properties fo:font-family="'Helvetica Neue'" style:font-pitch="variable" fo:color="#000000" fo:font-size="100%"/>
          </text:list-level-style-bullet>
          <text:list-level-style-bullet text:level="4" text:bullet-char="•">
            <style:list-level-properties text:space-before="1.905cm"/>
            <style:text-properties fo:font-family="'Helvetica Neue'" style:font-pitch="variable" fo:color="#000000" fo:font-size="100%"/>
          </text:list-level-style-bullet>
          <text:list-level-style-bullet text:level="5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  <text:list-level-style-bullet text:level="6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  <text:list-level-style-bullet text:level="7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  <text:list-level-style-bullet text:level="8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  <text:list-level-style-bullet text:level="9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  <text:list-level-style-bullet text:level="10" text:bullet-char="•">
            <style:list-level-properties text:space-before="2.54cm"/>
            <style:text-properties fo:font-family="'Helvetica Neue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Helvetica Neue'" style:font-pitch="variable" fo:font-size="22pt" fo:font-style="normal" fo:text-shadow="none" style:text-underline-style="none" fo:font-weight="normal" style:font-family-asian="'Helvetica Neue'" style:font-pitch-asian="variable" style:font-size-asian="22pt" style:font-style-asian="normal" style:font-weight-asian="normal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34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2.469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3.704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4.938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center" fo:text-indent="1.234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center" fo:text-indent="2.469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center" fo:text-indent="3.704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center" fo:text-indent="4.938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center" fo:text-indent="4.938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center" fo:text-indent="4.938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center" fo:text-indent="4.938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center" fo:text-indent="4.938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34cm" text:min-label-width="0.036cm"/>
            <style:text-properties fo:font-family="'Helvetica Light'" style:font-pitch="variable" fo:color="#000000" fo:font-size="100%"/>
          </text:list-level-style-bullet>
          <text:list-level-style-bullet text:level="3" text:bullet-char="•">
            <style:list-level-properties text:space-before="2.469cm" text:min-label-width="0.071cm"/>
            <style:text-properties fo:font-family="'Helvetica Light'" style:font-pitch="variable" fo:color="#000000" fo:font-size="100%"/>
          </text:list-level-style-bullet>
          <text:list-level-style-bullet text:level="4" text:bullet-char="•">
            <style:list-level-properties text:space-before="3.704cm" text:min-label-width="0.106cm"/>
            <style:text-properties fo:font-family="'Helvetica Light'" style:font-pitch="variable" fo:color="#000000" fo:font-size="100%"/>
          </text:list-level-style-bullet>
          <text:list-level-style-bullet text:level="5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  <text:list-level-style-bullet text:level="6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  <text:list-level-style-bullet text:level="7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  <text:list-level-style-bullet text:level="8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  <text:list-level-style-bullet text:level="9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  <text:list-level-style-bullet text:level="10" text:bullet-char="•">
            <style:list-level-properties text:space-before="4.938cm" text:min-label-width="0.142cm"/>
            <style:text-properties fo:font-family="'Helvetica Light'" style:font-pitch="variable" fo:color="#000000" fo:font-size="100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36pt" fo:font-style="normal" fo:text-shadow="none" style:text-underline-style="none" fo:font-weight="normal" style:font-family-asian="'Helvetica Light'" style:font-pitch-asian="variable" style:font-size-asian="36pt" style:font-style-asian="normal" style:font-weight-asian="normal" style:font-family-complex="'Helvetica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80pt" fo:font-style="normal" fo:text-shadow="none" style:text-underline-style="none" fo:font-weight="normal" style:font-family-asian="'Helvetica Light'" style:font-pitch-asian="variable" style:font-size-asian="80pt" style:font-style-asian="normal" style:font-weight-asian="normal" style:font-family-complex="'Helvetica Light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1.059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/>
        <style:text-properties fo:font-family="'Helvetica Light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704cm" svg:height="5.807cm" svg:x="2.708cm" svg:y="8.413cm" presentation:class="title" presentation:placeholder="true">
        <draw:text-box/>
      </draw:frame>
      <draw:frame presentation:style-name="Default-outline1" draw:layer="backgroundobjects" svg:width="25.29cm" svg:height="6.924cm" svg:x="5.415cm" svg:y="15.35cm" presentation:class="outline" presentation:placeholder="true">
        <draw:text-box/>
      </draw:frame>
      <draw:frame presentation:style-name="Mpr1" draw:layer="backgroundobjects" svg:width="1.023cm" svg:height="1.058cm" svg:x="17.528cm" svg:y="25.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date>2016-01-30T13:24:59</dc:date>
    <dc:creator>Eldo Rajan</dc:creator>
    <meta:editing-duration>PT46S</meta:editing-duration>
    <meta:editing-cycles>1</meta:editing-cycles>
    <meta:document-statistic meta:object-count="19"/>
  </office:meta>
</office:document-meta>
</file>